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581cm" svg:height="9.006cm" svg:x="6.08cm" svg:y="0cm">
            <draw:object draw:notify-on-update-of-ranges="Tabelle1.A2:Tabelle1.A12 Tabelle1.B1:Tabelle1.B1 Tabelle1.B2:Tabelle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Auflösung</text:p>
          </table:table-cell>
          <table:table-cell table:style-name="ce1" office:value-type="string" calcext:value-type="string">
            <text:p>Relative Häufigkeit</text:p>
          </table:table-cell>
        </table:table-row>
        <table:table-row table:style-name="ro1">
          <table:table-cell office:value-type="string" calcext:value-type="string">
            <text:p>1920 x 1080 </text:p>
          </table:table-cell>
          <table:table-cell office:value-type="percentage" office:value="0.3291" calcext:value-type="percentage">
            <text:p>32,91%</text:p>
          </table:table-cell>
        </table:table-row>
        <table:table-row table:style-name="ro1">
          <table:table-cell office:value-type="string" calcext:value-type="string">
            <text:p>1366 x 768</text:p>
          </table:table-cell>
          <table:table-cell office:value-type="percentage" office:value="0.2453" calcext:value-type="percentage">
            <text:p>24,53%</text:p>
          </table:table-cell>
        </table:table-row>
        <table:table-row table:style-name="ro1">
          <table:table-cell office:value-type="string" calcext:value-type="string">
            <text:p>1600 x 900</text:p>
          </table:table-cell>
          <table:table-cell office:value-type="percentage" office:value="0.0776" calcext:value-type="percentage">
            <text:p>7,76%</text:p>
          </table:table-cell>
        </table:table-row>
        <table:table-row table:style-name="ro1">
          <table:table-cell office:value-type="string" calcext:value-type="string">
            <text:p>1280 x 1024</text:p>
          </table:table-cell>
          <table:table-cell office:value-type="percentage" office:value="0.0705" calcext:value-type="percentage">
            <text:p>7,05%</text:p>
          </table:table-cell>
        </table:table-row>
        <table:table-row table:style-name="ro1">
          <table:table-cell office:value-type="string" calcext:value-type="string">
            <text:p>1680 x 1050</text:p>
          </table:table-cell>
          <table:table-cell office:value-type="percentage" office:value="0.0627" calcext:value-type="percentage">
            <text:p>6,27%</text:p>
          </table:table-cell>
        </table:table-row>
        <table:table-row table:style-name="ro1">
          <table:table-cell office:value-type="string" calcext:value-type="string">
            <text:p>1440 x 900</text:p>
          </table:table-cell>
          <table:table-cell office:value-type="percentage" office:value="0.0574" calcext:value-type="percentage">
            <text:p>5,74%</text:p>
          </table:table-cell>
        </table:table-row>
        <table:table-row table:style-name="ro1">
          <table:table-cell office:value-type="string" calcext:value-type="string">
            <text:p>1360 x 768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1024 x 768</text:p>
          </table:table-cell>
          <table:table-cell office:value-type="percentage" office:value="0.0285" calcext:value-type="percentage">
            <text:p>2,85%</text:p>
          </table:table-cell>
        </table:table-row>
        <table:table-row table:style-name="ro1">
          <table:table-cell office:value-type="string" calcext:value-type="string">
            <text:p>1280 x 800</text:p>
          </table:table-cell>
          <table:table-cell office:value-type="percentage" office:value="0.0244" calcext:value-type="percentage">
            <text:p>2,44%</text:p>
          </table:table-cell>
        </table:table-row>
        <table:table-row table:style-name="ro1">
          <table:table-cell office:value-type="string" calcext:value-type="string">
            <text:p>1920 x 1200 </text:p>
          </table:table-cell>
          <table:table-cell office:value-type="percentage" office:value="0.0211" calcext:value-type="percentage">
            <text:p>2,11%</text:p>
          </table:table-cell>
        </table:table-row>
        <table:table-row table:style-name="ro1">
          <table:table-cell office:value-type="string" calcext:value-type="string">
            <text:p>Andere</text:p>
          </table:table-cell>
          <table:table-cell table:style-name="ce3" office:value-type="string" calcext:value-type="string">
            <text:p>5.3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percentage-style style:name="N10106" number:language="de" number:country="DE">
      <number:number number:decimal-places="1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.00.0000</text:date>, <text:time style:data-style-name="N2" text:time-value="01:51:21.1030528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01:32:23.428724031</meta:creation-date>
    <dc:date>2014-07-30T01:56:34.443163978</dc:date>
    <meta:editing-duration>P0D</meta:editing-duration>
    <meta:editing-cycles>3</meta:editing-cycles>
    <meta:generator>LibreOffice/4.2.5.2$Linux_X86_64 LibreOffice_project/42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0106" number:language="de" number:country="DE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Palatino" style:font-style-name="Standard" fo:font-size="10pt" style:font-size-asian="10pt" style:font-size-complex="10pt"/>
    </style:style>
    <style:style style:name="ch3" style:family="chart">
      <style:chart-properties chart:symbol-type="automatic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 style:percentage-data-style-name="N10106">
      <style:chart-properties chart:symbol-type="named-symbol" chart:symbol-name="square" chart:symbol-width="0.25cm" chart:symbol-height="0.25cm" chart:data-label-number="percentage" chart:data-label-text="false" chart:data-label-symbol="false" chart:label-position="center" chart:pie-offset="50"/>
      <style:graphic-properties draw:stroke="none" draw:fill-color="#314004"/>
      <style:text-properties fo:color="#ffffff" fo:font-family="Palatino" style:font-style-name="Standard" style:font-family-generic="roman"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6b6b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b8470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33a3a3"/>
    </style:style>
    <style:style style:name="ch14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  <style:graphic-properties draw:fill-color="#314004"/>
    </style:style>
    <style:style style:name="ch15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  <style:graphic-properties draw:fill-color="#aecf00"/>
    </style:style>
    <style:style style:name="ch16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  <style:graphic-properties draw:fill-color="#4b1f6f"/>
    </style:style>
    <style:style style:name="ch17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  <style:graphic-properties draw:fill-color="#23b8dc"/>
    </style:style>
    <style:style style:name="ch18" style:family="chart">
      <style:chart-properties chart:solid-type="cuboid" chart:symbol-type="named-symbol" chart:symbol-name="square" chart:symbol-width="0.25cm" chart:symbol-height="0.25cm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582cm" svg:height="9.007cm" xlink:href=".." xlink:type="simple" chart:class="chart:ring" chart:style-name="ch1">
        <chart:legend svg:x="9.303cm" svg:y="0.902cm" style:legend-expansion="custom" chartooo:width="2.384cm" chartooo:height="6.452cm" style:legend-expansion-aspect-ratio="0.369497830130192" chart:style-name="ch2"/>
        <chart:plot-area chart:style-name="ch3" table:cell-range-address="Tabelle1.A1:Tabelle1.B12" chart:data-source-has-labels="both" svg:x="0.3cm" svg:y="0.481cm" svg:width="7.933cm" svg:height="7.933cm">
          <chartooo:coordinate-region svg:x="0.3cm" svg:y="0.374cm" svg:width="7.933cm" svg:height="8.148cm"/>
          <chart:axis chart:dimension="x" chart:name="primary-x" chart:style-name="ch4" chartooo:axis-type="auto">
            <chartooo:date-scale/>
            <chart:categories table:cell-range-address="Tabelle1.A2:Tabe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12" chart:label-cell-address="Tabelle1.B1:Tabelle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Häufigkeit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20 x 1080 </text:p>
                <draw:g>
                  <svg:desc>Tabelle1.A2:Tabelle1.A12</svg:desc>
                </draw:g>
              </table:table-cell>
              <table:table-cell office:value-type="float" office:value="0.3291">
                <text:p>0.3291</text:p>
                <draw:g>
                  <svg:desc>Tabelle1.B2:Tabelle1.B12</svg:desc>
                </draw:g>
              </table:table-cell>
            </table:table-row>
            <table:table-row>
              <table:table-cell office:value-type="string">
                <text:p>1366 x 768</text:p>
              </table:table-cell>
              <table:table-cell office:value-type="float" office:value="0.2453">
                <text:p>0.2453</text:p>
              </table:table-cell>
            </table:table-row>
            <table:table-row>
              <table:table-cell office:value-type="string">
                <text:p>1600 x 900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1280 x 1024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680 x 1050</text:p>
              </table:table-cell>
              <table:table-cell office:value-type="float" office:value="0.0627">
                <text:p>0.0627</text:p>
              </table:table-cell>
            </table:table-row>
            <table:table-row>
              <table:table-cell office:value-type="string">
                <text:p>1440 x 900</text:p>
              </table:table-cell>
              <table:table-cell office:value-type="float" office:value="0.0574">
                <text:p>0.0574</text:p>
              </table:table-cell>
            </table:table-row>
            <table:table-row>
              <table:table-cell office:value-type="string">
                <text:p>1360 x 7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24 x 768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1280 x 800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1920 x 1200 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Andere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